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68a1a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168253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fill-color="#50938a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0.458cm" fo:min-width="0.208cm"/>
    </style:style>
    <style:style style:name="gr9" style:family="graphic" style:parent-style-name="objectwithoutfill">
      <style:graphic-properties draw:marker-end="Linienspitzen_20_1" draw:marker-end-width="0.3cm" draw:fill="none" draw:textarea-vertical-align="middle"/>
    </style:style>
    <style:style style:name="gr10" style:family="graphic" style:parent-style-name="objectwithoutfill">
      <style:graphic-properties draw:marker-end="Linienspitzen_20_2" draw:marker-end-width="0.3cm" draw:fill="none" draw:textarea-vertical-align="middle"/>
    </style:style>
    <style:style style:name="gr11" style:family="graphic" style:parent-style-name="objectwithoutfill">
      <style:graphic-properties draw:marker-end="Linienspitzen_20_3" draw:marker-end-width="0.3cm" draw:fill="none" draw:textarea-vertical-align="middle"/>
    </style:style>
    <style:style style:name="gr12" style:family="graphic" style:parent-style-name="objectwithoutfill">
      <style:graphic-properties draw:marker-end="Linienspitzen_20_4" draw:marker-end-width="0.3cm" draw:fill="none" draw:textarea-vertical-align="middle"/>
    </style:style>
    <style:style style:name="gr13" style:family="graphic" style:parent-style-name="objectwithoutfill">
      <style:graphic-properties draw:marker-end="Linienspitzen_20_5" draw:marker-end-width="0.3cm" draw:fill="none" draw:textarea-vertical-align="middle"/>
    </style:style>
    <style:style style:name="gr14" style:family="graphic" style:parent-style-name="objectwithoutfill">
      <style:graphic-properties draw:marker-end="Linienspitzen_20_6" draw:marker-end-width="0.3cm" draw:fill="none" draw:textarea-vertical-align="middle"/>
    </style:style>
    <style:style style:name="gr15" style:family="graphic" style:parent-style-name="objectwithoutfill">
      <style:graphic-properties draw:marker-end="Linienspitzen_20_7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468a1a"/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168253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50938a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bbe33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.5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1cm" svg:x="3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1cm" svg:height="1cm" svg:x="4.5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1cm" svg:height="1cm" svg:x="6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1cm" svg:height="1cm" svg:x="7.5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1cm" svg:height="1cm" svg:x="9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" draw:id="id4" draw:layer="layout" svg:width="1cm" svg:height="1cm" svg:x="10.5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" draw:id="id2" draw:layer="layout" svg:width="1cm" svg:height="1cm" svg:x="12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draw:line-skew="-1.249cm" svg:x1="2cm" svg:y1="3.033cm" svg:x2="12.5cm" svg:y2="3.033cm" draw:start-shape="id1" draw:start-glue-point="4" draw:end-shape="id2" draw:end-glue-point="4" svg:d="M2000 3033c0-2625 10500-2625 10500 0" svg:viewBox="0 0 10501 1970">
          <text:p/>
        </draw:connector>
        <draw:connector draw:style-name="gr10" draw:text-style-name="P9" draw:layer="layout" draw:type="curve" draw:line-skew="1.247cm" svg:x1="12.5cm" svg:y1="4.033cm" svg:x2="3.5cm" svg:y2="4.033cm" draw:start-shape="id2" draw:start-glue-point="8" draw:end-shape="id3" draw:end-glue-point="8" svg:d="M12500 4033c0 2623-9000 2623-9000 0" svg:viewBox="0 0 9001 1968">
          <text:p/>
        </draw:connector>
        <draw:connector draw:style-name="gr11" draw:text-style-name="P9" draw:layer="layout" draw:type="curve" draw:line-skew="-0.749cm" svg:x1="3.5cm" svg:y1="3.033cm" svg:x2="11cm" svg:y2="3.033cm" draw:start-shape="id3" draw:start-glue-point="4" draw:end-shape="id4" draw:end-glue-point="4" svg:d="M3500 3033c0-1875 7500-1875 7500 0" svg:viewBox="0 0 7501 1407">
          <text:p/>
        </draw:connector>
        <draw:connector draw:style-name="gr12" draw:text-style-name="P9" draw:layer="layout" draw:type="curve" draw:line-skew="0.747cm" svg:x1="11cm" svg:y1="4.033cm" svg:x2="5cm" svg:y2="4.033cm" draw:start-shape="id4" draw:start-glue-point="8" draw:end-shape="id5" draw:end-glue-point="8" svg:d="M11000 4033c0 1873-6000 1873-6000 0" svg:viewBox="0 0 6001 1406">
          <text:p/>
        </draw:connector>
        <draw:connector draw:style-name="gr13" draw:text-style-name="P9" draw:layer="layout" draw:type="curve" draw:line-skew="-0.249cm" svg:x1="5cm" svg:y1="3.033cm" svg:x2="9.5cm" svg:y2="3.033cm" draw:start-shape="id5" draw:start-glue-point="4" draw:end-shape="id6" draw:end-glue-point="4" svg:d="M5000 3033c0-1125 4500-1125 4500 0" svg:viewBox="0 0 4501 845">
          <text:p/>
        </draw:connector>
        <draw:connector draw:style-name="gr14" draw:text-style-name="P9" draw:layer="layout" draw:type="curve" draw:line-skew="0.247cm" svg:x1="9.5cm" svg:y1="4.033cm" svg:x2="6.5cm" svg:y2="4.033cm" draw:start-shape="id6" draw:start-glue-point="8" draw:end-shape="id7" draw:end-glue-point="8" svg:d="M9500 4033c0 1123-3000 1123-3000 0" svg:viewBox="0 0 3001 843">
          <text:p/>
        </draw:connector>
        <draw:connector draw:style-name="gr15" draw:text-style-name="P9" draw:layer="layout" draw:type="curve" draw:line-skew="0.188cm" svg:x1="6.5cm" svg:y1="3.033cm" svg:x2="8cm" svg:y2="3.033cm" draw:start-shape="id7" draw:start-glue-point="4" draw:end-shape="id8" draw:end-glue-point="4" svg:d="M6500 3033c0-469 1500-469 1500 0" svg:viewBox="0 0 1501 353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8T20:37:57.796000000</meta:creation-date>
    <dc:date>2024-03-28T20:44:57.958000000</dc:date>
    <meta:editing-duration>PT7M3S</meta:editing-duration>
    <meta:editing-cycles>2</meta:editing-cycles>
    <meta:generator>LibreOffice/7.2.0.4$Windows_X86_64 LibreOffice_project/9a9c6381e3f7a62afc1329bd359cc48accb6435b</meta:generator>
    <meta:document-statistic meta:object-count="38"/>
  </office:meta>
</office:document-meta>
</file>